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un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2D Laptop DOUBLE Precision</text:p>
          </table:table-cell>
          <table:table-cell table:style-name="ce1" office:value-type="string" calcext:value-type="string">
            <text:p>Square128</text:p>
          </table:table-cell>
          <table:table-cell table:style-name="ce1" office:value-type="string" calcext:value-type="string">
            <text:p>Serial</text:p>
          </table:table-cell>
          <table:table-cell office:value-type="string" calcext:value-type="string">
            <text:p>CUDA with macro reduce (color grad separate)</text:p>
          </table:table-cell>
          <table:table-cell table:style-name="ce3" office:value-type="string" calcext:value-type="string">
            <text:p>CUDA with macro reduce (color grad joined)</text:p>
          </table:table-cell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table:style-name="ce2" office:value-type="float" office:value="35.016228" calcext:value-type="float">
            <text:p>35,02</text:p>
          </table:table-cell>
          <table:table-cell office:value-type="float" office:value="3.171438" calcext:value-type="float">
            <text:p>3,171438</text:p>
          </table:table-cell>
          <table:table-cell office:value-type="float" office:value="3.508847" calcext:value-type="float">
            <text:p>3,508847</text:p>
          </table:table-cell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office:value-type="float" office:value="34.863541" calcext:value-type="float">
            <text:p>34,863541</text:p>
          </table:table-cell>
          <table:table-cell office:value-type="float" office:value="3.030227" calcext:value-type="float">
            <text:p>3,030227</text:p>
          </table:table-cell>
          <table:table-cell office:value-type="float" office:value="3.125457" calcext:value-type="float">
            <text:p>3,125457</text:p>
          </table:table-cell>
        </table:table-row>
        <table:table-row table:style-name="ro1">
          <table:table-cell/>
          <table:table-cell office:value-type="string" calcext:value-type="string">
            <text:p>Initialisation</text:p>
          </table:table-cell>
          <table:table-cell office:value-type="float" office:value="0.006952" calcext:value-type="float">
            <text:p>0,006952</text:p>
          </table:table-cell>
          <table:table-cell office:value-type="float" office:value="0.006494" calcext:value-type="float">
            <text:p>0,006494</text:p>
          </table:table-cell>
          <table:table-cell office:value-type="float" office:value="0.006806" calcext:value-type="float">
            <text:p>0,006806</text:p>
          </table:table-cell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office:value-type="float" office:value="26.989178" calcext:value-type="float">
            <text:p>26,989178</text:p>
          </table:table-cell>
          <table:table-cell office:value-type="float" office:value="1.609386" calcext:value-type="float">
            <text:p>1,609386</text:p>
          </table:table-cell>
          <table:table-cell office:value-type="float" office:value="1.742165" calcext:value-type="float">
            <text:p>1,742165</text:p>
          </table:table-cell>
        </table:table-row>
        <table:table-row table:style-name="ro1">
          <table:table-cell/>
          <table:table-cell office:value-type="string" calcext:value-type="string">
            <text:p>Streaming</text:p>
          </table:table-cell>
          <table:table-cell office:value-type="float" office:value="1.979503" calcext:value-type="float">
            <text:p>1,979503</text:p>
          </table:table-cell>
          <table:table-cell office:value-type="float" office:value="0.405909" calcext:value-type="float">
            <text:p>0,405909</text:p>
          </table:table-cell>
          <table:table-cell office:value-type="float" office:value="0.407503" calcext:value-type="float">
            <text:p>0,407503</text:p>
          </table:table-cell>
        </table:table-row>
        <table:table-row table:style-name="ro1">
          <table:table-cell/>
          <table:table-cell office:value-type="string" calcext:value-type="string">
            <text:p>Boundaries</text:p>
          </table:table-cell>
          <table:table-cell office:value-type="float" office:value="0.023328" calcext:value-type="float">
            <text:p>0,023328</text:p>
          </table:table-cell>
          <table:table-cell office:value-type="float" office:value="0.028812" calcext:value-type="float">
            <text:p>0,028812</text:p>
          </table:table-cell>
          <table:table-cell office:value-type="float" office:value="0.029544" calcext:value-type="float">
            <text:p>0,029544</text:p>
          </table:table-cell>
        </table:table-row>
        <table:table-row table:style-name="ro1">
          <table:table-cell/>
          <table:table-cell office:value-type="string" calcext:value-type="string">
            <text:p>Macroscopic</text:p>
          </table:table-cell>
          <table:table-cell office:value-type="float" office:value="3.872679" calcext:value-type="float">
            <text:p>3,872679</text:p>
          </table:table-cell>
          <table:table-cell office:value-type="float" office:value="0.467792" calcext:value-type="float">
            <text:p>0,467792</text:p>
          </table:table-cell>
          <table:table-cell office:value-type="float" office:value="0.450223" calcext:value-type="float">
            <text:p>0,450223</text:p>
          </table:table-cell>
        </table:table-row>
        <table:table-row table:style-name="ro1">
          <table:table-cell/>
          <table:table-cell office:value-type="string" calcext:value-type="string">
            <text:p>Residuals</text:p>
          </table:table-cell>
          <table:table-cell office:value-type="float" office:value="1.900327" calcext:value-type="float">
            <text:p>1,900327</text:p>
          </table:table-cell>
          <table:table-cell office:value-type="float" office:value="0.327192" calcext:value-type="float">
            <text:p>0,327192</text:p>
          </table:table-cell>
          <table:table-cell office:value-type="float" office:value="0.332317" calcext:value-type="float">
            <text:p>0,332317</text:p>
          </table:table-cell>
        </table:table-row>
        <table:table-row table:style-name="ro1">
          <table:table-cell/>
          <table:table-cell office:value-type="string" calcext:value-type="string">
            <text:p>File writing</text:p>
          </table:table-cell>
          <table:table-cell office:value-type="float" office:value="0.023907" calcext:value-type="float">
            <text:p>0,023907</text:p>
          </table:table-cell>
          <table:table-cell office:value-type="float" office:value="0.02388" calcext:value-type="float">
            <text:p>0,02388</text:p>
          </table:table-cell>
          <table:table-cell office:value-type="float" office:value="0.02382" calcext:value-type="float">
            <text:p>0,02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-00-0000</text:date>, <text:time style:data-style-name="N2" text:time-value="17:01:44.768678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5:56:12.569269548</meta:creation-date>
    <dc:date>2017-07-09T17:02:21.026973422</dc:date>
    <meta:editing-duration>PT29M9S</meta:editing-duration>
    <meta:editing-cycles>3</meta:editing-cycles>
    <meta:generator>LibreOffice/5.1.6.2$Linux_X86_64 LibreOffice_project/10m0$Build-2</meta:generator>
    <meta:document-statistic meta:table-count="1" meta:cell-count="41" meta:object-count="0"/>
  </office:meta>
</office:document-meta>
</file>